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FreeMono4" svg:font-family="FreeMono" style:font-family-generic="modern" style:font-pitch="fixed"/>
    <style:font-face style:name="FreeMono2" svg:font-family="FreeMono" style:font-adornments="Negrita itálica" style:font-family-generic="modern" style:font-pitch="fixed"/>
    <style:font-face style:name="FreeMono3" svg:font-family="FreeMono" style:font-family-generic="modern" style:font-pitch="variable"/>
    <style:font-face style:name="FreeMono" svg:font-family="FreeMono" style:font-adornments="Negrita" style:font-family-generic="modern" style:font-pitch="variable"/>
    <style:font-face style:name="FreeMono1" svg:font-family="FreeMono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3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4" fo:font-weight="bold" officeooo:rsid="000e6484" officeooo:paragraph-rsid="000e6484" style:font-weight-asian="bold" style:font-weight-complex="bold"/>
    </style:style>
    <style:style style:name="P3" style:family="paragraph" style:parent-style-name="_21_Enunciado">
      <style:text-properties style:rfc-language-tag="ca-ES-valencia" fo:language="ca" fo:country="ES" officeooo:rsid="00178330" officeooo:paragraph-rsid="00178330"/>
    </style:style>
    <style:style style:name="P4" style:family="paragraph" style:parent-style-name="_21_Enunciado">
      <style:text-properties style:rfc-language-tag="ca-ES-valencia" fo:language="ca" fo:country="ES" officeooo:paragraph-rsid="002f69b8"/>
    </style:style>
    <style:style style:name="P5" style:family="paragraph" style:parent-style-name="_21_Enunciado">
      <style:text-properties style:font-name="FreeMono1" fo:font-size="12pt" style:rfc-language-tag="ca-ES-valencia" fo:language="ca" fo:country="ES" officeooo:rsid="00247353" officeooo:paragraph-rsid="0025b79c"/>
    </style:style>
    <style:style style:name="P6" style:family="paragraph" style:parent-style-name="_21_Enunciado">
      <style:text-properties style:font-name="FreeMono1" fo:font-size="12pt" style:rfc-language-tag="ca-ES-valencia" fo:language="ca" fo:country="ES" officeooo:rsid="00247353" officeooo:paragraph-rsid="002716ce"/>
    </style:style>
    <style:style style:name="P7" style:family="paragraph" style:parent-style-name="_21_Enunciado" style:master-page-name="HTML">
      <style:paragraph-properties style:page-number="auto"/>
      <style:text-properties fo:color="#ff0000" loext:opacity="100%" style:font-name="FreeMono" fo:font-size="12pt" style:rfc-language-tag="ca-ES-valencia" fo:language="ca" fo:country="ES" fo:font-weight="bold" officeooo:rsid="00215228" officeooo:paragraph-rsid="00215228"/>
    </style:style>
    <style:style style:name="P8" style:family="paragraph" style:parent-style-name="_21_Respuesta">
      <style:text-properties style:rfc-language-tag="ca-ES-valencia" fo:language="ca" fo:country="ES"/>
    </style:style>
    <style:style style:name="P9" style:family="paragraph" style:parent-style-name="_21_Respuesta">
      <style:text-properties style:rfc-language-tag="ca-ES-valencia" fo:language="ca" fo:country="ES" officeooo:rsid="002daeb3" officeooo:paragraph-rsid="002daeb3"/>
    </style:style>
    <style:style style:name="P10" style:family="paragraph" style:parent-style-name="_21_Respuesta">
      <style:text-properties style:rfc-language-tag="ca-ES-valencia" fo:language="ca" fo:country="ES" officeooo:rsid="002daeb3" officeooo:paragraph-rsid="002f69b8"/>
    </style:style>
    <style:style style:name="P11" style:family="paragraph" style:parent-style-name="_21_Respuesta">
      <style:text-properties style:rfc-language-tag="ca-ES-valencia" fo:language="ca" fo:country="ES" officeooo:paragraph-rsid="002f69b8"/>
    </style:style>
    <style:style style:name="P12" style:family="paragraph" style:parent-style-name="_21_Respuesta">
      <style:text-properties style:rfc-language-tag="ca-ES-valencia" fo:language="ca" fo:country="ES" officeooo:rsid="0031ba5a" officeooo:paragraph-rsid="0031ba5a"/>
    </style:style>
    <style:style style:name="P13" style:family="paragraph" style:parent-style-name="_21_Respuesta">
      <style:text-properties style:font-name="FreeMono1" fo:font-size="12pt" style:rfc-language-tag="ca-ES-valencia" fo:language="ca" fo:country="ES" officeooo:rsid="0022d7db" officeooo:paragraph-rsid="0022d7db"/>
    </style:style>
    <style:style style:name="P14" style:family="paragraph" style:parent-style-name="_21_Respuesta">
      <style:text-properties style:font-name="FreeMono1" fo:font-size="12pt" style:rfc-language-tag="ca-ES-valencia" fo:language="ca" fo:country="ES" officeooo:rsid="00247353" officeooo:paragraph-rsid="0025b79c"/>
    </style:style>
    <style:style style:name="P15" style:family="paragraph" style:parent-style-name="_21_Respuesta">
      <style:text-properties style:font-name="FreeMono1" fo:font-size="12pt" style:rfc-language-tag="ca-ES-valencia" fo:language="ca" fo:country="ES" officeooo:rsid="0025b79c" officeooo:paragraph-rsid="0025b79c"/>
    </style:style>
    <style:style style:name="P16" style:family="paragraph" style:parent-style-name="_21_Respuesta">
      <style:text-properties style:font-name="FreeMono1" fo:font-size="12pt" style:rfc-language-tag="ca-ES-valencia" fo:language="ca" fo:country="ES" officeooo:rsid="002bbc0c" officeooo:paragraph-rsid="002bbc0c"/>
    </style:style>
    <style:style style:name="P17" style:family="paragraph" style:parent-style-name="_21_Respuesta">
      <style:text-properties style:font-name="FreeMono1" fo:font-size="12pt" style:rfc-language-tag="ca-ES-valencia" fo:language="ca" fo:country="ES" officeooo:rsid="002bbc0c" officeooo:paragraph-rsid="002f69b8"/>
    </style:style>
    <style:style style:name="P18" style:family="paragraph" style:parent-style-name="_21_Respuesta">
      <style:text-properties style:font-name="FreeMono1" fo:font-size="12pt" style:rfc-language-tag="ca-ES-valencia" fo:language="ca" fo:country="ES" fo:font-weight="bold" officeooo:rsid="00247353" officeooo:paragraph-rsid="0025b79c" style:font-weight-asian="bold" style:font-weight-complex="bold"/>
    </style:style>
    <style:style style:name="P19" style:family="paragraph" style:parent-style-name="_21_Respuesta">
      <style:paragraph-properties fo:break-before="page"/>
      <style:text-properties style:font-name="FreeMono1" fo:font-size="12pt" style:rfc-language-tag="ca-ES-valencia" fo:language="ca" fo:country="ES" fo:font-weight="bold" officeooo:rsid="00247353" officeooo:paragraph-rsid="002f69b8" style:font-weight-asian="bold" style:font-weight-complex="bold"/>
    </style:style>
    <style:style style:name="T1" style:family="text">
      <style:text-properties style:font-name="FreeMono3" fo:font-size="11pt" style:font-size-asian="11pt" style:font-size-complex="11pt"/>
    </style:style>
    <style:style style:name="T2" style:family="text">
      <style:text-properties style:font-name="FreeMono3" fo:font-size="11pt" officeooo:rsid="0011b881" style:font-size-asian="11pt" style:font-size-complex="11pt"/>
    </style:style>
    <style:style style:name="T3" style:family="text">
      <style:text-properties style:font-name="FreeMono3" fo:font-size="11pt" officeooo:rsid="001c4cd6" style:font-size-asian="11pt" style:font-size-complex="11pt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fo:font-weight="bold" officeooo:rsid="0025b79c"/>
    </style:style>
    <style:style style:name="T6" style:family="text">
      <style:text-properties officeooo:rsid="00215228"/>
    </style:style>
    <style:style style:name="T7" style:family="text">
      <style:text-properties style:font-name="FreeMono1" fo:font-size="12pt"/>
    </style:style>
    <style:style style:name="T8" style:family="text">
      <style:text-properties style:font-name="FreeMono1" fo:font-size="12pt" officeooo:rsid="002f69b8"/>
    </style:style>
    <style:style style:name="T9" style:family="text">
      <style:text-properties officeooo:rsid="0024554e"/>
    </style:style>
    <style:style style:name="T10" style:family="text">
      <style:text-properties officeooo:rsid="002716ce"/>
    </style:style>
    <style:style style:name="T11" style:family="text">
      <style:text-properties officeooo:rsid="002791b5"/>
    </style:style>
    <style:style style:name="T12" style:family="text">
      <style:text-properties officeooo:rsid="00288f53"/>
    </style:style>
    <style:style style:name="T13" style:family="text">
      <style:text-properties officeooo:rsid="00295077"/>
    </style:style>
    <style:style style:name="T14" style:family="text">
      <style:text-properties officeooo:rsid="002b4a3f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officeooo:rsid="002f69b8"/>
    </style:style>
    <style:style style:name="T17" style:family="text">
      <style:text-properties fo:color="#00a933" loext:opacity="100%" officeooo:rsid="002f69b8"/>
    </style:style>
    <style:style style:name="T18" style:family="text">
      <style:text-properties style:rfc-language-tag="ca-ES-valencia" fo:language="ca" fo:country="E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EMÒRIA</text:p>
      <text:p text:style-name="P3"><text:span text:style-name="T4">1.-</text:span> Què és Dual Channel, Triple Channel i Quad Channel? És una cosa que deuen imple<text:span text:style-name="T6">me</text:span>ntar els mòduls de memòria, el microprocessador, la placa...?</text:p>
      <text:p text:style-name="P13">Es la capacitat que tenen algunes plaques per a poder operar en dos (Dual), tres (Triple) o quatre (Quad) mòduls de RAM a la vegada de manera sincronitzada. <text:span text:style-name="T9">Aquesta es una tecnologia que implementen les plaques.</text:span></text:p>
      <text:p text:style-name="P6"><text:span text:style-name="T4">2.-</text:span> Busca informació en la xarxa d'almenys 5 fabricants de memòria (pàgina web i nom). Per a això pots veure què hi ha a la venda en alguna botiga d'informàtica en línia, co<text:span text:style-name="T11">m</text:span> <text:a xlink:type="simple" xlink:href="https://www.pccomponentes.com/" text:style-name="Internet_20_link" text:visited-style-name="Visited_20_Internet_20_Link"><text:span text:style-name="T10">https://www.</text:span></text:a><text:a xlink:type="simple" xlink:href="https://www.pccomponentes.com/" text:style-name="Internet_20_link" text:visited-style-name="Visited_20_Internet_20_Link">pccomponentes.com</text:a>. L'objectiu d'aquest exercici és que et familiaritzes amb diferents fabricants que existeixen.</text:p>
      <text:p text:style-name="P15">G.Skill -&gt; <text:a xlink:type="simple" xlink:href="https://www.gskill.com/" text:style-name="Internet_20_link" text:visited-style-name="Visited_20_Internet_20_Link">https://www.gskill.com/</text:a></text:p>
      <text:p text:style-name="_21_Respuesta"><text:span text:style-name="T18">Kingston -&gt; </text:span><text:a xlink:type="simple" xlink:href="https://www.kingston.com/spain/es" text:style-name="Internet_20_link" text:visited-style-name="Visited_20_Internet_20_Link">https://www.kingston.com/spain/es</text:a></text:p>
      <text:p text:style-name="P15">Crucial -&gt; <text:a xlink:type="simple" xlink:href="https://www.crucial.es/" text:style-name="Internet_20_link" text:visited-style-name="Visited_20_Internet_20_Link">https://www.crucial.es</text:a></text:p>
      <text:p text:style-name="P15">Corsair -&gt; <text:a xlink:type="simple" xlink:href="https://www.corsair.com/es/es/" text:style-name="Internet_20_link" text:visited-style-name="Visited_20_Internet_20_Link">https://www.corsair.com/es/es/</text:a></text:p>
      <text:p text:style-name="P15">Goodram -&gt; <text:a xlink:type="simple" xlink:href="https://www.goodram.com/es/" text:style-name="Internet_20_link" text:visited-style-name="Visited_20_Internet_20_Link">https://www.goodram.com/es/</text:a></text:p>
      <text:p text:style-name="P5"><text:span text:style-name="T5">3</text:span><text:span text:style-name="T4">.-</text:span> Per a la següent placa base <text:a xlink:type="simple" xlink:href="https://www.asrock.com/MB/AMD/Fatal1ty%20X399%20Professional%20Gaming/index.asp#Manual" text:style-name="Internet_20_link" text:visited-style-name="Visited_20_Internet_20_Link">https://www.asrock.com/MB/AMD/Fatal1ty%20X399%20Professional%20Gaming/index.asp#Manual</text:a>, a partir de les especificacions de la placa, indica quins han de ser les característiques de la memòria que es pot instal·lar.</text:p>
      <text:p text:style-name="P5">Localitza almenys dos possibles models de memòria que puguem connectar-li, incloent enllaç i característiques de la memòria. Ressalta les característiques que es recullen en els apunts per a les memòries seleccionades. Inclou l'enllaç en la web del fabricants a la memòria que hages triat.</text:p>
      <text:p text:style-name="P5">Si volem instal·lar només dos mòduls de memòria en aquesta placa, podem col·locar-los en qualsevol lloc? I si volem instal·lar quatre? Per a respondre a aquestes preguntes, ajuda't del manual de la placa.</text:p>
      <text:p text:style-name="P14">S<text:span text:style-name="T12">u</text:span>porta <text:span text:style-name="T12">fins 4 mòduls </text:span>DDR4 3600<text:span text:style-name="T13">+</text:span></text:p>
      <text:p text:style-name="P18"><text:span text:style-name="T17">1)</text:span><text:span text:style-name="T16"> </text:span>Corsair Vengeance RGB Pro SL White DDR4 3600 PC4 28800 <text:span text:style-name="T14">16GB</text:span></text:p>
      <text:p text:style-name="P16">Enllaç -&gt; <text:a xlink:type="simple" xlink:href="https://www.corsair.com/ww/en/Categories/Products/Memory/Vengeance-RGB-PRO-SL-White/p/CMH32GX4M2D3600C18W" text:style-name="Internet_20_link" text:visited-style-name="Visited_20_Internet_20_Link"><text:span text:style-name="T15">https://www.corsair.com/ww/en/Categories/Products/Memory/Vengeance-RGB-PRO-SL-White/p/CMH32GX4M2D3600C18W</text:span></text:a></text:p>
      <text:p text:style-name="P9">Característiques →</text:p>
      <text:p text:style-name="P8">- Tipus → DDR4</text:p>
      <text:p text:style-name="P8">- <text:span text:style-name="T16">Format → DIMM</text:span></text:p>
      <text:p text:style-name="P8">- <text:span text:style-name="T7">T</text:span>amany → 16 GB</text:p>
      <text:p text:style-name="P8">- Velocitat → 3600 Mhz</text:p>
      <text:p text:style-name="P8">- Latència → 15 – 15 – 15 – 36</text:p>
      <text:p text:style-name="P8">- Voltatge → 1.2v</text:p>
      <text:p text:style-name="P19"><text:span text:style-name="T17">2)</text:span><text:span text:style-name="T16"> Kingston FURY Beast DDR4 3600 MHz 16GB</text:span></text:p>
      <text:p text:style-name="P17">Enllaç -&gt; <text:a xlink:type="simple" xlink:href="https://www.kingston.com/spain/es/memory/gaming/kingston-fury-beast-ddr4-memory" text:style-name="Internet_20_link" text:visited-style-name="Visited_20_Internet_20_Link"><text:span text:style-name="T15">https://www.kingston.com/spain/es/memory/gaming/kingston-fury-beast-ddr4-memory</text:span></text:a></text:p>
      <text:p text:style-name="P10">Característiques →</text:p>
      <text:p text:style-name="P11">- Tipus → DDR4</text:p>
      <text:p text:style-name="P11">- <text:span text:style-name="T16">Format → DIMM</text:span></text:p>
      <text:p text:style-name="P11">- <text:span text:style-name="T7">T</text:span>amany → 16 GB</text:p>
      <text:p text:style-name="P11">- Velocitat → 3<text:span text:style-name="T8">733</text:span> Mhz</text:p>
      <text:p text:style-name="P11">- Latència → 15 – 1<text:span text:style-name="T8">6</text:span> – 1<text:span text:style-name="T8">8</text:span> – <text:span text:style-name="T16">19</text:span></text:p>
      <text:p text:style-name="P11">- Voltatge → 1.<text:span text:style-name="T16">35</text:span>v</text:p>
      <text:p text:style-name="P4"/>
      <text:p text:style-name="P12">Si volem instal·lar només <text:span text:style-name="T7">2</text:span>, els ficarem als slots 1(A1) i 3(A2), si volem instal·lar 4 no importa on els col·loquem, ja que tindrem que plenar tots els slots disponibles a la plac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FreeMono4" svg:font-family="FreeMono" style:font-family-generic="modern" style:font-pitch="fixed"/>
    <style:font-face style:name="FreeMono2" svg:font-family="FreeMono" style:font-adornments="Negrita itálica" style:font-family-generic="modern" style:font-pitch="fixed"/>
    <style:font-face style:name="FreeMono3" svg:font-family="FreeMono" style:font-family-generic="modern" style:font-pitch="variable"/>
    <style:font-face style:name="FreeMono" svg:font-family="FreeMono" style:font-adornments="Negrita" style:font-family-generic="modern" style:font-pitch="variable"/>
    <style:font-face style:name="FreeMono1" svg:font-family="FreeMono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FreeMono2" fo:font-family="FreeMono" style:font-style-name="Negrita itálica" style:font-family-generic="modern" style:font-pitch="fixed" fo:font-size="12pt" fo:font-style="italic" fo:font-weight="bold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1" fo:font-family="FreeMono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1" fo:font-family="FreeMono" style:font-style-name="Normal" style:font-family-generic="modern" style:font-pitch="variable"/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3cm" style:contextual-spacing="false" fo:text-align="justify" style:justify-single-word="false" style:page-number="auto"/>
      <style:text-properties fo:color="#0000ff" loext:opacity="100%" style:font-name="FreeMono" fo:font-family="FreeMono" style:font-style-name="Negrita" style:font-family-generic="modern" style:font-pitch="variable" fo:font-size="12pt" fo:font-weight="bold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99cm" style:contextual-spacing="false" fo:text-align="justify" style:justify-single-word="false" style:page-number="auto"/>
      <style:text-properties style:font-name="FreeMono1" fo:font-family="FreeMono" style:font-style-name="Normal" style:font-family-generic="modern" style:font-pitch="variable" fo:font-size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3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4" fo:font-weight="bold" officeooo:rsid="000e6484" officeooo:paragraph-rsid="000e6484" style:font-weight-asian="bold" style:font-weight-complex="bold"/>
    </style:style>
    <style:style style:name="MT1" style:family="text">
      <style:text-properties officeooo:rsid="00215228"/>
    </style:style>
    <style:style style:name="MT2" style:family="text">
      <style:text-properties style:font-name="FreeMono3" fo:font-size="11pt" style:font-size-asian="11pt" style:font-size-complex="11pt"/>
    </style:style>
    <style:style style:name="MT3" style:family="text">
      <style:text-properties style:font-name="FreeMono3" fo:font-size="11pt" officeooo:rsid="0011b881" style:font-size-asian="11pt" style:font-size-complex="11pt"/>
    </style:style>
    <style:style style:name="MT4" style:family="text">
      <style:text-properties style:font-name="FreeMono3" fo:font-size="11pt" officeooo:rsid="001c4cd6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MP1"><text:file-name text:display="name">memoria</text:file-name><text:s/>- <text:span text:style-name="MT1">SIS</text:span></text:p>
        <text:p text:style-name="MP1"><text:date style:data-style-name="N37" text:date-value="2021-10-15T13:42:19.377000066" text:fixed="true">15/10/21</text:date></text:p>
      </style:header>
      <style:footer>
        <text:p text:style-name="MP2"><text:s text:c="3"/><text:tab/><text:span text:style-name="MT2">Página </text:span><text:span text:style-name="MT2"><text:page-number text:select-page="current">2</text:page-number></text:span><text:span text:style-name="MT2"><text:s/></text:span><text:span text:style-name="MT3">de </text:span><text:span text:style-name="MT3"><text:page-count>2</text:page-count></text:span><text:span text:style-name="MT2"><text:tab/> <text:s text:c="9"/>Víctor Piles </text:span><text:span text:style-name="MT4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5T13:42:19.825000000</meta:creation-date>
    <meta:editing-duration>PT28M17S</meta:editing-duration>
    <meta:editing-cycles>16</meta:editing-cycles>
    <meta:generator>LibreOffice/7.1.4.2$Windows_X86_64 LibreOffice_project/a529a4fab45b75fefc5b6226684193eb000654f6</meta:generator>
    <dc:date>2021-10-15T14:10:42.672000000</dc:date>
    <meta:document-statistic meta:table-count="0" meta:image-count="0" meta:object-count="0" meta:page-count="2" meta:paragraph-count="35" meta:word-count="367" meta:character-count="2443" meta:non-whitespace-character-count="2091"/>
  </office:meta>
</office:document-meta>
</file>